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mulações</text:p>
          </table:table-cell>
          <table:table-cell office:value-type="string" calcext:value-type="string">
            <text:p>Numero de ataques </text:p>
          </table:table-cell>
          <table:table-cell office:value-type="string" calcext:value-type="string">
            <text:p>Detectados </text:p>
          </table:table-cell>
          <table:table-cell office:value-type="string" calcext:value-type="string">
            <text:p>Não detectados</text:p>
          </table:table-cell>
          <table:table-cell/>
          <table:table-cell table:style-name="ce1" office:value-type="string" calcext:value-type="string">
            <text:p>Suspeitos </text:p>
          </table:table-cell>
          <table:table-cell table:style-name="ce1" office:value-type="string" calcext:value-type="string">
            <text:p>Atacantes </text:p>
          </table:table-cell>
          <table:table-cell table:style-name="ce1" office:value-type="string" calcext:value-type="string">
            <text:p>Não atacant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([.B2]-[.C2])" office:value-type="float" office:value="3" calcext:value-type="float">
            <text:p>3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3]-[.C3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4]-[.C4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([.B5]-[.C5])" office:value-type="float" office:value="3" calcext:value-type="float">
            <text:p>3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6]-[.C6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([.B7]-[.C7])" office:value-type="float" office:value="3" calcext:value-type="float">
            <text:p>3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8]-[.C8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9]-[.C9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([.B10]-[.C10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([.B11]-[.C11])" office:value-type="float" office:value="3" calcext:value-type="float">
            <text:p>3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([.B12]-[.C12])" office:value-type="float" office:value="3" calcext:value-type="float">
            <text:p>3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13]-[.C13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([.B14]-[.C14])" office:value-type="float" office:value="3" calcext:value-type="float">
            <text:p>3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15]-[.C15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16]-[.C16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17]-[.C17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([.B18]-[.C18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19]-[.C19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([.B20]-[.C20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21]-[.C21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([.B22]-[.C22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([.B23]-[.C23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.B24]-[.C24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25]-[.C25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([.B26]-[.C26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27]-[.C27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([.B28]-[.C28])" office:value-type="float" office:value="3" calcext:value-type="float">
            <text:p>3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29]-[.C29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30]-[.C30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([.B31]-[.C31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32]-[.C32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B33]-[.C33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([.B34]-[.C34])" office:value-type="float" office:value="3" calcext:value-type="float">
            <text:p>3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([.B35]-[.C35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([.B36]-[.C36])"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"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table:number-columns-repeated="3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:.B36])" office:value-type="float" office:value="525" calcext:value-type="float">
            <text:p>525</text:p>
          </table:table-cell>
          <table:table-cell table:formula="of:=SUM([.C2:.C36])" office:value-type="float" office:value="466" calcext:value-type="float">
            <text:p>466</text:p>
          </table:table-cell>
          <table:table-cell table:formula="of:=SUM([.D2:.D36])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 table:formula="of:=MEDIAN([.B2:.B36])" office:value-type="float" office:value="15" calcext:value-type="float">
            <text:p>15</text:p>
          </table:table-cell>
          <table:table-cell table:formula="of:=MEDIAN([.C2:.C36])" office:value-type="float" office:value="14" calcext:value-type="float">
            <text:p>14</text:p>
          </table:table-cell>
          <table:table-cell table:formula="of:=MEDIAN([.D2:.D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Taxa de detecção: </text:p>
          </table:table-cell>
          <table:table-cell table:style-name="ce2" table:formula="of:=([.C39]/[.B39])" office:value-type="percentage" office:value="0.887619047619048" calcext:value-type="percentage">
            <text:p>88,76%</text:p>
          </table:table-cell>
          <table:table-cell table:style-name="Default"/>
          <table:table-cell table:number-columns-repeated="4"/>
        </table:table-row>
        <table:table-row table:style-name="ro1" table:number-rows-repeated="3"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Simulações</text:p>
          </table:table-cell>
          <table:table-cell office:value-type="string" calcext:value-type="string">
            <text:p>Numero de ataques </text:p>
          </table:table-cell>
          <table:table-cell office:value-type="string" calcext:value-type="string">
            <text:p>Detectados </text:p>
          </table:table-cell>
          <table:table-cell office:value-type="string" calcext:value-type="string">
            <text:p>Não detectado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([.B50]-[.C5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([.B51]-[.C5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([.B52]-[.C5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([.B53]-[.C5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([.B54]-[.C54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([.B55]-[.C5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([.B56]-[.C5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([.B57]-[.C5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([.B58]-[.C5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([.B59]-[.C5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([.B60]-[.C6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([.B61]-[.C6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([.B62]-[.C6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([.B63]-[.C63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([.B64]-[.C6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([.B65]-[.C65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([.B66]-[.C6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([.B67]-[.C67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([.B68]-[.C6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([.B69]-[.C6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([.B70]-[.C7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2" calcext:value-type="float">
            <text:p>22</text:p>
          </table:table-cell>
          <table:table-cell table:formula="of:=([.B71]-[.C7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([.B72]-[.C72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([.B73]-[.C73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([.B74]-[.C7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([.B75]-[.C7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([.B76]-[.C7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([.B77]-[.C7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([.B78]-[.C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formula="of:=([.B79]-[.C79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([.B80]-[.C8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([.B81]-[.C8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([.B82]-[.C8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([.B83]-[.C8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([.B84]-[.C8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50:.B84])" office:value-type="float" office:value="770" calcext:value-type="float">
            <text:p>770</text:p>
          </table:table-cell>
          <table:table-cell table:formula="of:=SUM([.C50:.C84])" office:value-type="float" office:value="735" calcext:value-type="float">
            <text:p>735</text:p>
          </table:table-cell>
          <table:table-cell table:formula="of:=SUM([.D50:.D84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 table:formula="of:=MEDIAN([.B50:.B84])" office:value-type="float" office:value="22" calcext:value-type="float">
            <text:p>22</text:p>
          </table:table-cell>
          <table:table-cell table:formula="of:=MEDIAN([.C50:.C84])" office:value-type="float" office:value="21" calcext:value-type="float">
            <text:p>21</text:p>
          </table:table-cell>
          <table:table-cell table:formula="of:=MEDIAN([.D50:.D84]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Taxa de detecção: </text:p>
          </table:table-cell>
          <table:table-cell table:style-name="ce3" table:formula="of:=([.C87]/[.B87])" office:value-type="percentage" office:value="0.954545454545455" calcext:value-type="percentage">
            <text:p>95,45%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Simulações</text:p>
          </table:table-cell>
          <table:table-cell office:value-type="string" calcext:value-type="string">
            <text:p>Numero de ataques </text:p>
          </table:table-cell>
          <table:table-cell office:value-type="string" calcext:value-type="string">
            <text:p>Detectados </text:p>
          </table:table-cell>
          <table:table-cell office:value-type="string" calcext:value-type="string">
            <text:p>Não detectado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([.B96]-[.C9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([.B97]-[.C9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[.B98]-[.C9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([.B99]-[.C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([.B100]-[.C100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([.B101]-[.C10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[.B102]-[.C10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([.B103]-[.C10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([.B104]-[.C104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([.B105]-[.C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[.B106]-[.C10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([.B107]-[.C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([.B108]-[.C10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([.B109]-[.C10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[.B110]-[.C1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[.B111]-[.C1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([.B112]-[.C112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[.B113]-[.C11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[.B114]-[.C1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([.B115]-[.C1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([.B116]-[.C11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([.B117]-[.C11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[.B118]-[.C1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([.B119]-[.C11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[.B120]-[.C1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([.B121]-[.C12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[.B122]-[.C12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([.B123]-[.C12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([.B124]-[.C124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([.B125]-[.C12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[.B126]-[.C1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[.B127]-[.C12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([.B128]-[.C12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([.B129]-[.C12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[.B130]-[.C13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96:.B130])" office:value-type="float" office:value="1050" calcext:value-type="float">
            <text:p>1050</text:p>
          </table:table-cell>
          <table:table-cell table:formula="of:=SUM([.C96:.C130])" office:value-type="float" office:value="1020" calcext:value-type="float">
            <text:p>1020</text:p>
          </table:table-cell>
          <table:table-cell table:formula="of:=SUM([.D96:.D130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 table:formula="of:=MEDIAN([.B96:.B130])" office:value-type="float" office:value="30" calcext:value-type="float">
            <text:p>30</text:p>
          </table:table-cell>
          <table:table-cell table:formula="of:=MEDIAN([.C96:.C130])" office:value-type="float" office:value="29" calcext:value-type="float">
            <text:p>29</text:p>
          </table:table-cell>
          <table:table-cell table:formula="of:=MEDIAN([.D96:.D13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Taxa de detecção: </text:p>
          </table:table-cell>
          <table:table-cell table:style-name="ce4" table:formula="of:=([.C133]/[.B133])" office:value-type="percentage" office:value="0.971428571428571" calcext:value-type="percentage">
            <text:p>97,14%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0/00/0000</text:date>, <text:time style:data-style-name="N2" text:time-value="13:53:32.4311259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9:16:43.600866576</meta:creation-date>
    <dc:date>2019-05-03T14:24:07.950021110</dc:date>
    <meta:editing-duration>PT40M10S</meta:editing-duration>
    <meta:editing-cycles>2</meta:editing-cycles>
    <meta:generator>LibreOffice/5.1.6.2$Linux_X86_64 LibreOffice_project/10m0$Build-2</meta:generator>
    <meta:document-statistic meta:table-count="1" meta:cell-count="570" meta:object-count="0"/>
  </office:meta>
</office:document-meta>
</file>